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7b2" officeooo:paragraph-rsid="001d4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7:38:47.281204031</meta:creation-date>
    <dc:date>2022-08-18T17:39:00.37744176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3.5.2$Linux_X86_64 LibreOffice_project/30$Build-2</meta:generator>
  </office:meta>
</office:document-meta>
</file>